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12pt" fo:font-style="italic" fo:font-weight="normal" style:font-name-asian="Arial1" style:font-size-asian="12pt" style:font-style-asian="italic" style:font-weight-asian="normal" style:font-name-complex="Arial1" style:font-size-complex="12pt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/>
      <style:text-properties style:font-name="Arial" fo:font-size="12pt" fo:font-style="italic" fo:font-weight="normal" style:font-name-asian="Arial1" style:font-size-asian="12pt" style:font-style-asian="italic" style:font-weight-asian="normal" style:font-name-complex="Arial1" style:font-size-complex="12pt"/>
    </style:style>
    <style:style style:name="P6" style:family="paragraph" style:parent-style-name="Standard">
      <style:paragraph-properties fo:margin-top="0in" fo:margin-bottom="0in" loext:contextual-spacing="false" fo:text-align="end" style:justify-single-word="false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8" style:family="paragraph" style:parent-style-name="Standard">
      <style:paragraph-properties fo:margin-top="0in" fo:margin-bottom="0.0598in" loext:contextual-spacing="false" fo:line-height="150%" fo:text-align="justify" style:justify-single-word="false"/>
    </style:style>
    <style:style style:name="P9" style:family="paragraph" style:parent-style-name="Standard" style:list-style-name="WWNum1">
      <style:paragraph-properties fo:margin-left="0.5in" fo:margin-right="0in" fo:margin-top="0in" fo:margin-bottom="0.0598in" loext:contextual-spacing="true" fo:line-height="150%" fo:text-align="justify" style:justify-single-word="false" fo:text-indent="-0.25in" style:auto-text-indent="false"/>
    </style:style>
    <style:style style:name="P10" style:family="paragraph" style:parent-style-name="Standard">
      <style:paragraph-properties fo:margin-left="0in" fo:margin-right="0in" fo:margin-top="0in" fo:margin-bottom="0.0598in" loext:contextual-spacing="false" fo:line-height="150%" fo:text-align="justify" style:justify-single-word="false" fo:text-indent="0.5in" style:auto-text-indent="false"/>
    </style:style>
    <style:style style:name="P11" style:family="paragraph" style:parent-style-name="Standard">
      <style:paragraph-properties fo:margin-left="0in" fo:margin-right="0in" fo:margin-top="0in" fo:margin-bottom="0.0598in" loext:contextual-spacing="false" fo:line-height="150%" fo:text-align="justify" style:justify-single-word="false" fo:text-indent="0in" style:auto-text-indent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3" style:family="text">
      <style:text-properties style:font-name="Arial" fo:font-size="12pt" style:font-name-asian="Arial1" style:font-size-asian="12pt" style:font-name-complex="Arial1" style:font-size-complex="12pt"/>
    </style:style>
    <style:style style:name="T4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style="italic" fo:font-weight="normal" style:font-name-asian="Arial1" style:font-size-asian="12pt" style:font-style-asian="italic" style:font-weight-asian="normal" style:font-name-complex="Arial1" style:font-size-complex="12pt"/>
    </style:style>
    <style:style style:name="T6" style:family="text"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T7" style:family="text">
      <style:text-properties style:font-name="Arial" fo:font-size="12pt" fo:font-style="normal" fo:font-weight="bold" style:font-name-asian="Arial1" style:font-size-asian="12pt" style:font-style-asian="normal" style:font-weight-asian="bold" style:font-name-complex="Arial1" style:font-size-complex="12pt"/>
    </style:style>
    <style:style style:name="T8" style:family="text"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style:font-name="Arial" fo:font-weight="bold" style:font-name-asian="Arial1" style:font-weight-asian="bold" style:font-name-complex="Arial1"/>
    </style:style>
    <style:style style:name="T10" style:family="text">
      <style:text-properties style:font-name="Arial" fo:font-style="italic" style:font-name-asian="Arial1" style:font-style-asian="italic" style:font-name-complex="Arial1"/>
    </style:style>
    <style:style style:name="T11" style:family="text">
      <style:text-properties style:font-name="Arial" style:text-underline-style="none" style:font-name-asian="Arial1" style:font-name-complex="Arial1"/>
    </style:style>
    <style:style style:name="T12" style:family="text">
      <style:text-properties fo:color="#000080" style:font-name="Arial" fo:font-size="12pt" fo:font-style="italic" style:text-underline-style="solid" style:text-underline-width="auto" style:text-underline-color="font-color" fo:font-weight="normal" style:font-name-asian="Arial1" style:font-size-asian="12pt" style:font-style-asian="italic" style:font-weight-asian="normal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ONTIFÍCIA UNIVERSIDADE CATÓLICA DO RIO GRANDE DO SUL</text:span></text:p>
      <text:p text:style-name="P1"><text:span text:style-name="T1">ESCOLA POLITÉCNICA</text:span></text:p>
      <text:p text:style-name="P1"><text:span text:style-name="T1">BACHARELADO EM ENGENHARIA DE SOFTWARE</text:span></text:p>
      <text:p text:style-name="P1"><text:span text:style-name="T1">DISCIPLINA DE LABORATÓRIO DE REDES</text:span></text:p>
      <text:p text:style-name="P1"><text:span text:style-name="T1">PROF. CRISTINA MOREIRA NUNES</text:span></text:p>
      <text:p text:style-name="P2"/>
      <text:p text:style-name="P2"/>
      <text:p text:style-name="P2"/>
      <text:p text:style-name="P2"/>
      <text:p text:style-name="P2"/>
      <text:p text:style-name="P1"><text:span text:style-name="T2">Jogo da Velha</text:span></text:p>
      <text:p text:style-name="P1"><text:span text:style-name="T3">Trabalho 1 da Disciplina</text:span></text:p>
      <text:p text:style-name="P3"/>
      <text:p text:style-name="P3"/>
      <text:p text:style-name="P3"/>
      <text:p text:style-name="P3"/>
      <text:p text:style-name="P3"/>
      <text:p text:style-name="P1"><text:span text:style-name="T4">Rafael Barni Ritter</text:span></text:p>
      <text:p text:style-name="P1"><text:a xlink:type="simple" xlink:href="mailto:rafael.barni@acad.pucrs.br" text:style-name="Internet_20_link" text:visited-style-name="Visited_20_Internet_20_Link"><text:span text:style-name="T12">rafael.barni@acad.pucrs.br</text:span></text:a></text:p>
      <text:p text:style-name="P4"/>
      <text:p text:style-name="P4"/>
      <text:p text:style-name="P1"><text:span text:style-name="T6">Gabriel Ferreira Kurtz</text:span></text:p>
      <text:p text:style-name="P1"><text:a xlink:type="simple" xlink:href="mailto:gabriel.kurtz@acad.pucrs.br" text:style-name="Internet_20_link" text:visited-style-name="Visited_20_Internet_20_Link"><text:span text:style-name="T12">gabriel.kurtz@acad.pucrs.br</text:span></text:a></text:p>
      <text:p text:style-name="P4"/>
      <text:p text:style-name="P4"/>
      <text:p text:style-name="P4"><text:soft-page-break/></text:p>
      <text:p text:style-name="P6"><text:span text:style-name="T5">Porto Alegre, 24 de Setembro de 2018</text:span></text:p>
      <text:p text:style-name="P5"/>
      <text:p text:style-name="P5"/>
      <text:p text:style-name="P5"/>
      <text:p text:style-name="P8"><text:span text:style-name="T7">1. Introdução</text:span></text:p>
      <text:p text:style-name="P8"><text:span text:style-name="T8">Este projeto foi realizado para o primeiro trabalho da disciplina de Laboratório de Redes. Foi desenvolvido um software de Jogo da Velha na linguagem Java, com interface de texto, no modelo Cliente/Servidor, onde é possível que dois clientes diferentes realizem uma partida remotamente conectando ao servidor.</text:span></text:p>
      <text:p text:style-name="P8"><text:span text:style-name="T7">2. Conexão</text:span></text:p>
      <text:p text:style-name="P8"><text:span text:style-name="T8">Para a conexão, utilizamos o Socket do próprio Java, mais especificamente as classes OutputStream e InputStream. Tanto o cliente quanto o servidor, ao conectarem o Socket padrão (classe Socket), fazem o upgrade para um OutputStream que permite o envio de dados e um InputStream que recebe os dados, sendo que para transformar o InputStream em Strings formatadas foi utilizado um BufferedReader posteriormente. Foi utilizado o protocolo TCP.</text:span></text:p>
      <text:p text:style-name="P8"><text:span text:style-name="T7">3. Model</text:span></text:p>
      <text:p text:style-name="P8"><text:span text:style-name="T8">As classes do Model da arquitetura foram bastante simples. Optamos por uma classe Jogador, que representa um dos clientes, com dois atributos, nome e elemento. Estes campos </text:span><text:span text:style-name="T1">não</text:span><text:span text:style-name="T8"> são configuráveis: o primeiro jogador a entrar na partida (aquele que cria a sala) é sempre o jogador Xis e o segundo jogador (que entra na sala) é o jogador Bolinha. O campo nome exibe esta informação no formato String, enquanto o campo elemento exibe no formato Elemento.</text:span></text:p>
      <text:p text:style-name="P8"><text:span text:style-name="T8"><text:tab/>A segunda classe do model, Elemento, portanto, é um enum que permite exibir apenas três informações:</text:span></text:p>
      <text:p text:style-name="P8"><text:span text:style-name="T8"><text:s text:c="4"/>XIS("X"),</text:span></text:p>
      <text:p text:style-name="P8"><text:span text:style-name="T8"><text:s text:c="4"/>BOLINHA("O"),</text:span></text:p>
      <text:p text:style-name="P8"><text:span text:style-name="T8"><text:s text:c="4"/>VAZIO("_");</text:span></text:p>
      <text:p text:style-name="P8"><text:span text:style-name="T8"><text:tab/>E é utilizada tanto para demonstrar qual usuário está utilizando cada sinal como para preencher os campos do espaço de jogo com quem marcou cada campo ou então se o campo ainda está vazio.</text:span></text:p>
      <text:p text:style-name="P8"><text:span text:style-name="T7">4. Cliente</text:span></text:p>
      <text:p text:style-name="P8"><text:span text:style-name="T8">O cliente instancia um BufferedReader para receber o input do usuário na interface, e inicia solicitando a porta da conexão. É possível alterar também o endereço da conexão facilmente <text:s/>modificando a constante “</text:span><text:span text:style-name="T5">private static final String HOST = "127.0.0.1";</text:span><text:span text:style-name="T8">” (a primeira constante do código).</text:span></text:p>
      <text:p text:style-name="P8"><text:span text:style-name="T8"><text:tab/>Possuindo estes dados, é chamada a função </text:span><text:span text:style-name="T5">menu()</text:span><text:span text:style-name="T8">, onde é solicitada a conexão do socket neste endereço e feito o upgrade para InputStream e OutputStream. A interface pergunta ao usuário então se ele deseja criar uma nova sala ou entrar em uma sala existente.</text:span></text:p>
      <text:p text:style-name="P8"><text:span text:style-name="T8"><text:tab/>Caso deseje criar uma nova sala, o usuário deve entrar com o nome da sala no input. Este nome é enviado ao servidor para verificar se está disponível e, caso esteja, recebe a resposta que a sala foi criada. Caso contrário, deve tentar novamente.</text:span></text:p>
      <text:p text:style-name="P8"><text:span text:style-name="T8"><text:tab/>Com a sala criada, é necessário esperar que outro jogador conecte através de um novo cliente. Este jogador irá selecionar a opção de entrar em uma sala existente e informar o mesmo nome, e assim o jogo inicia para ambos.</text:span></text:p>
      <text:p text:style-name="P8"><text:span text:style-name="T8"><text:tab/>Uma string representando o tabuleiro do Jogo da Velha será impressa para ambos os jogadores, sendo que o jogador Xis vai jogar primeiro enquanto ao jogador Bolinha é solicitado que aguarde a jogada do oponente.</text:span><text:span text:style-name="T1"> </text:span><text:span text:style-name="T8">Durante esta espera, o Socket fica aguardando a informação do servidor que é a vez daquele jogador, e quando o cliente recebe a mensagem informando a última jogada, troca para a vez deste e imprime novamente o tabuleiro com a última jogada do oponente.</text:span></text:p>
      <text:p text:style-name="P8"><text:span text:style-name="T8"><text:tab/>Cada uma das jogadas gera uma mensagem a ser enviada ao servidor informando a jogada a ser feita. Ambos usuários vão jogando alternadamente até que um deles vença ou o jogo termine.</text:span></text:p>
      <text:p text:style-name="P8"><text:span text:style-name="T8"><text:tab/>Ao final da partida, é perguntado se desejam jogar novamente. Caso deseje, repete-se todo o processo de criar a sala ou entrar nela e jogar uma partida. Caso contrário, o cliente encerra.</text:span></text:p>
      <text:p text:style-name="P8"><text:span text:style-name="T7">5.1. Servidor/Conexão</text:span></text:p>
      <text:p text:style-name="P8"><text:span text:style-name="T8">O servidor inicia também solicitando a entrada da porta e, em seguida, cria um ServerSocket e roda a função </text:span><text:span text:style-name="T5">tratamentoPrincipal(). </text:span><text:span text:style-name="T8">Nesta função é criado um HashMap </text:span><text:span text:style-name="T5">salas</text:span><text:span text:style-name="T8"> que mapeia um nome de sala ao Jogador Xis que a criou, através da função </text:span><text:span text:style-name="T5">ServidorTCP()</text:span><text:span text:style-name="T8">. </text:span></text:p>
      <text:p text:style-name="P8"><text:soft-page-break/><text:span text:style-name="T8"><text:tab/>Posteriormente, é realizado um laço de escuta, que aguarda algum cliente entrar em contato. Ao receber contato do cliente, é criada uma conexão para ele em um Thread paralelo, e são realizados os upgrades do socket para OutputStream e InputStream (o input formatado </text:span><text:span text:style-name="T1">por</text:span><text:span text:style-name="T8"> BufferedReader) da mesma forma que o cliente.</text:span></text:p>
      <text:p text:style-name="P8"><text:span text:style-name="T8"><text:tab/>Como foi explicado anteriormente, o cliente possui duas opções neste estágio: criar uma sala ou entrar em uma sala existente. O servidor espera receber esta informação no início da primeira mensagem recebida, e possui uma rotina de tratamento diferente para cada caso.</text:span></text:p>
      <text:p text:style-name="P8"><text:span text:style-name="T8"><text:tab/>No caso de criar a sala, deve checar se o nome está disponível e, se estiver, adicionar a nova sala ao mapa </text:span><text:span text:style-name="T5">salas, </text:span><text:span text:style-name="T8">retornando ao cliente a mensagem de que a sala foi criada.</text:span></text:p>
      <text:p text:style-name="P8"><text:span text:style-name="T8"><text:tab/>No caso de entrar em uma sala existente, verifica se a sala existe e não está cheia e então coloca o segundo jogador na sala. Ao conseguir unir dois jogadores na mesma sala, é criado um novo Thread partida e então solicita-se o início deste novo Thread, de modo que a partida será executada em paralelo com a chamada da função </text:span><text:span text:style-name="T5">run().</text:span></text:p>
      <text:p text:style-name="P8"><text:span text:style-name="T9">5.2. Servidor/Partida</text:span></text:p>
      <text:p text:style-name="P8"><text:span text:style-name="T1">Ao executar a partida em paralelo, ocorrem novamente os upgrades dos sockets (são passados os sockets padrão como argumento), desta vez dois InputStreams e dois OutputStreams, pois é um para cada jogador (Xis e Bolinha). É instanciado também um objeto da classe Partida() que explicaremos posteriormente, que é a estrutura onde ficam gravados os dados de cada partida.</text:span></text:p>
      <text:p text:style-name="P8"><text:span text:style-name="T1"><text:tab/>A cada usuário a quem cabe jogar, é enviada consecutivamente uma mensagem com o estado atual do tabuleiro e solicitado que selecione a jogada, sendo que as nove casas do tabuleiro são numeradas, e o número da casa que ele pretende marcar é recebido como resposta.</text:span></text:p>
      <text:p text:style-name="P8"><text:span text:style-name="T1"><text:tab/>Se a jogada for válida, grava-se ela no objeto Partida e o turno passa para o jogador seguinte. O laço de jogo encerra quando houver algum vencedor pelas regras do Jogo da Velha ou então se ninguém vencer ao serem preenchidos os 9 campos (“deu velha”). </text:span></text:p>
      <text:p text:style-name="P8"><text:span text:style-name="T1"><text:tab/>Ao serem emitidos os resultados, encerra a execução paralela da partida e prossegue o laço principal </text:span><text:span text:style-name="T10">tratamentoPrincipal(), </text:span><text:span text:style-name="T1">do momento em que é solicitado ao usuário se deseja continuar jogando.</text:span></text:p>
      <text:p text:style-name="P8"><text:span text:style-name="T9">6. Dados da Partida</text:span></text:p>
      <text:p text:style-name="P8"><text:span text:style-name="T1">Os dados da partida são gravados na classe Partida(), que possui como atributos:</text:span></text:p>
      <text:list xml:id="list4309267652412890490" text:style-name="WWNum1">
        <text:list-item>
          <text:p text:style-name="P9"><text:span text:style-name="T1">tabuleiro: Elemento[3][3] representando um tabuleiro de Jogo da Velha onde cada campo guarda um objeto da classe Elemento(), descrita anteriormente.</text:span></text:p>
        </text:list-item>
        <text:list-item>
          <text:p text:style-name="P9"><text:span text:style-name="T1">jogadorXis e jogadorBolinha: Objetos da classe Jogador() representando ambos os jogadores.</text:span></text:p>
        </text:list-item>
        <text:list-item>
          <text:p text:style-name="P9"><text:span text:style-name="T1">vez: Elemento que indica de quem é a vez de jogar.</text:span></text:p>
        </text:list-item>
      </text:list>
      <text:p text:style-name="P10"><text:span text:style-name="T1">Além de uma constante ENUMERACAO_DO_TABULEIRO que é a legenda que indica qual o número que corresponde a cada casinha do tabuleiro.</text:span></text:p>
      <text:p text:style-name="P10"><text:span text:style-name="T1">O método</text:span><text:span text:style-name="T10"> jogar()</text:span><text:span text:style-name="T1"> permite realizar uma jogada, recebendo uma String que determina a próxima jogada e fazendo as alterações correspondentes na estrutura de dados.</text:span></text:p>
      <text:p text:style-name="P10"><text:span text:style-name="T1">Após cada jogada, é necessário verificar se o jogo terminou ou não. Para isso, o método </text:span><text:span text:style-name="T10">venceu() </text:span><text:span text:style-name="T1">verifica se há algum vencedor e o método </text:span><text:span text:style-name="T10">velha()</text:span><text:span text:style-name="T1"> verifica se deu velha.</text:span></text:p>
      <text:p text:style-name="P10"><text:span text:style-name="T1">O método </text:span><text:span text:style-name="T10">toString()</text:span><text:span text:style-name="T1"> permite representar o estado atual do tabuleiro em formato String, para ser exibido junto com a legenda a cada jogador que possui a vez de jogar.</text:span></text:p>
      <text:p text:style-name="P10"><text:span text:style-name="T1">O servidor atua com esta estrutura de dados para gravar no tempo de execução as opções de cada jogador e, assim, executar uma partida.</text:span></text:p>
      <text:p text:style-name="P11"><text:span text:style-name="T9">7. Conclusão</text:span></text:p>
      <text:p text:style-name="P11"><text:span text:style-name="T1">Com estas informações, é possível compreender o funcionamento do nosso programa. Acreditamos que ele representa todas as regras do Jogo da Velha e que as exigências de conectividade são adequadas para a proposta. O código também está amplamente comentado, e é de fácil interpretação caso seja necessária uma compreensão mais específica de algum aspec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4" meta:word-count="1272" meta:character-count="7751" meta:non-whitespace-character-count="6506"/>
    <meta:generator>LibreOfficeDev/5.1.0.3$Linux_X86_64 LibreOffice_project/</meta:generator>
  </office:meta>
</office:document-meta>
</file>